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style:font-name="Calibri1" style:font-name-asian="Calibri1" style:font-name-complex="Calibri1"/>
    </style:style>
    <style:style style:name="ce5" style:family="table-cell" style:parent-style-name="Default" style:data-style-name="N0">
      <style:text-properties fo:color="#000000" style:font-name="Arial" style:font-name-asian="Arial" style:font-name-complex="Arial" fo:font-size="11pt" style:font-size-asian="11pt" style:font-size-complex="11pt"/>
    </style:style>
    <style:style style:name="ce6"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7" style:family="table-cell" style:parent-style-name="Default" style:data-style-name="N0">
      <style:table-cell-properties style:vertical-align="automatic" fo:wrap-option="wrap"/>
      <style:text-properties fo:color="#000000" style:font-name="Arial" style:font-name-asian="Arial" style:font-name-complex="Arial" fo:font-size="11pt" style:font-size-asian="11pt" style:font-size-complex="11pt"/>
    </style:style>
    <style:style style:name="ce8" style:family="table-cell" style:parent-style-name="Default" style:data-style-name="N3">
      <style:text-properties fo:color="#000000" style:font-name="Arial" style:font-name-asian="Arial" style:font-name-complex="Arial" fo:font-size="11pt" style:font-size-asian="11pt" style:font-size-complex="11pt"/>
    </style:style>
    <style:style style:name="ce9" style:family="table-cell" style:parent-style-name="Default" style:data-style-name="N0">
      <style:table-cell-properties style:vertical-align="automatic" fo:wrap-option="wrap" fo:background-color="#FFFF00"/>
      <style:text-properties fo:color="#000000" style:font-name="Arial" style:font-name-asian="Arial" style:font-name-complex="Arial" fo:font-size="11pt" style:font-size-asian="11pt" style:font-size-complex="11pt"/>
    </style:style>
    <style:style style:name="ce10" style:family="table-cell" style:parent-style-name="Default" style:data-style-name="N3">
      <style:table-cell-properties style:vertical-align="automatic" fo:wrap-option="wrap"/>
      <style:text-properties fo:color="#000000" style:font-name="Arial" style:font-name-asian="Arial" style:font-name-complex="Arial" fo:font-size="11pt" style:font-size-asian="11pt" style:font-size-complex="11pt"/>
    </style:style>
    <style:style style:name="co1" style:family="table-column">
      <style:table-column-properties fo:break-before="auto" style:column-width="2.301875cm"/>
    </style:style>
    <style:style style:name="co2" style:family="table-column">
      <style:table-column-properties fo:break-before="auto" style:column-width="3.75708333333333cm"/>
    </style:style>
    <style:style style:name="co3" style:family="table-column">
      <style:table-column-properties fo:break-before="auto" style:column-width="2.619375cm"/>
    </style:style>
    <style:style style:name="co4" style:family="table-column">
      <style:table-column-properties fo:break-before="auto" style:column-width="2.54cm"/>
    </style:style>
    <style:style style:name="co5" style:family="table-column">
      <style:table-column-properties fo:break-before="auto" style:column-width="3.67770833333333cm"/>
    </style:style>
    <style:style style:name="co6" style:family="table-column">
      <style:table-column-properties fo:break-before="auto" style:column-width="3.20145833333333cm"/>
    </style:style>
    <style:style style:name="co7" style:family="table-column">
      <style:table-column-properties fo:break-before="auto" style:column-width="2.75166666666667cm"/>
    </style:style>
    <style:style style:name="co8" style:family="table-column">
      <style:table-column-properties fo:break-before="auto" style:column-width="18.811875cm"/>
    </style:style>
    <style:style style:name="co9" style:family="table-column">
      <style:table-column-properties fo:break-before="auto" style:column-width="2.32833333333333cm"/>
    </style:style>
    <style:style style:name="ro1" style:family="table-row">
      <style:table-row-properties style:row-height="15.75pt" style:use-optimal-row-height="true" fo:break-before="auto"/>
    </style:style>
    <style:style style:name="ro2" style:family="table-row">
      <style:table-row-properties style:row-height="86.25pt" style:use-optimal-row-height="true" fo:break-before="auto"/>
    </style:style>
    <style:style style:name="ro3" style:family="table-row">
      <style:table-row-properties style:row-height="114.75pt" style:use-optimal-row-height="true" fo:break-before="auto"/>
    </style:style>
    <style:style style:name="ro4" style:family="table-row">
      <style:table-row-properties style:row-height="100.5pt" style:use-optimal-row-height="true" fo:break-before="auto"/>
    </style:style>
    <style:style style:name="ro5" style:family="table-row">
      <style:table-row-properties style:row-height="171.75pt" style:use-optimal-row-height="true" fo:break-before="auto"/>
    </style:style>
    <style:style style:name="ro6" style:family="table-row">
      <style:table-row-properties style:row-height="57.75pt" style:use-optimal-row-height="true" fo:break-before="auto"/>
    </style:style>
    <style:style style:name="ro7" style:family="table-row">
      <style:table-row-properties style:row-height="129pt" style:use-optimal-row-height="true" fo:break-before="auto"/>
    </style:style>
    <style:style style:name="ro8" style:family="table-row">
      <style:table-row-properties style:row-height="72pt" style:use-optimal-row-height="true" fo:break-before="auto"/>
    </style:style>
    <style:style style:name="ro9" style:family="table-row">
      <style:table-row-properties style:row-height="29.25pt" style:use-optimal-row-height="true" fo:break-before="auto"/>
    </style:style>
    <style:style style:name="ro10" style:family="table-row">
      <style:table-row-properties style:row-height="186pt" style:use-optimal-row-height="true" fo:break-before="auto"/>
    </style:style>
    <style:style style:name="ro1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Hoja1" table:style-name="ta1">
        <table:table-column table:style-name="co1" table:default-cell-style-name="ce1"/>
        <table:table-column table:style-name="co2" table:default-cell-style-name="ce3"/>
        <table:table-column table:style-name="co3" table:default-cell-style-name="ce1"/>
        <table:table-column table:style-name="co4" table:default-cell-style-name="ce1"/>
        <table:table-column table:style-name="co5" table:default-cell-style-name="ce3"/>
        <table:table-column table:style-name="co6" table:default-cell-style-name="ce3"/>
        <table:table-column table:style-name="co7" table:default-cell-style-name="ce3"/>
        <table:table-column table:style-name="co5" table:default-cell-style-name="ce3"/>
        <table:table-column table:style-name="co8" table:default-cell-style-name="ce4"/>
        <table:table-column table:style-name="co1" table:number-columns-repeated="1015" table:default-cell-style-name="ce1"/>
        <table:table-column table:style-name="co9" table:number-columns-repeated="15360" table:default-cell-style-name="ce1"/>
        <table:table-row table:style-name="ro1">
          <table:table-cell office:value-type="string" table:style-name="ce5">
            <text:p>idpregrado</text:p>
          </table:table-cell>
          <table:table-cell office:value-type="string" table:style-name="ce6">
            <text:p>nombre</text:p>
          </table:table-cell>
          <table:table-cell office:value-type="string" table:style-name="ce5">
            <text:p>precio</text:p>
          </table:table-cell>
          <table:table-cell office:value-type="string" table:style-name="ce5">
            <text:p>iduniversidad</text:p>
          </table:table-cell>
          <table:table-cell office:value-type="string" table:style-name="ce6">
            <text:p>titulo</text:p>
          </table:table-cell>
          <table:table-cell office:value-type="string" table:style-name="ce7">
            <text:p>disciplina</text:p>
          </table:table-cell>
          <table:table-cell office:value-type="string" table:style-name="ce6">
            <text:p>duración</text:p>
          </table:table-cell>
          <table:table-cell office:value-type="string" table:style-name="ce6">
            <text:p>salariopromedio</text:p>
          </table:table-cell>
          <table:table-cell office:value-type="string" table:style-name="ce6">
            <text:p>descripcion</text:p>
          </table:table-cell>
          <table:table-cell table:number-columns-repeated="16375" table:style-name="ce2"/>
        </table:table-row>
        <table:table-row table:style-name="ro2">
          <table:table-cell office:value-type="float" office:value="1" table:style-name="ce5">
            <text:p>1</text:p>
          </table:table-cell>
          <table:table-cell office:value-type="string" table:style-name="ce7">
            <text:p>Arquitectura</text:p>
          </table:table-cell>
          <table:table-cell office:value-type="string" table:style-name="ce5">
            <text:p>No disponible</text:p>
          </table:table-cell>
          <table:table-cell office:value-type="float" office:value="6" table:style-name="ce5">
            <text:p>6</text:p>
          </table:table-cell>
          <table:table-cell office:value-type="string" table:style-name="ce7">
            <text:p>Arquitecto</text:p>
          </table:table-cell>
          <table:table-cell office:value-type="string" table:style-name="ce7">
            <text:p>Artes</text:p>
          </table:table-cell>
          <table:table-cell office:value-type="float" office:value="10" table:style-name="ce7">
            <text:p>10</text:p>
          </table:table-cell>
          <table:table-cell office:value-type="float" office:value="1898881" table:style-name="ce8">
            <text:p>1.898.881</text:p>
          </table:table-cell>
          <table:table-cell office:value-type="string" table:style-name="ce7">
            <text:p>Desde la práctica del proyecto, el egresado tiene la capacidad de generar nuevo conocimiento, ser emprendedor e innovador en el estudio, concepción, planeamiento, realización y verificación del espacio construído; el egresado de arquitectura está en capacidad de resolver de manera crítica e integral, problemas  espaciales, técnicos y constructivos, referidos a  problemas de orden nacional, sobre la vivienda, el hábitat, el espacio urbano, los nuevos materiales, el planeamiento del territorio y las ciudades, el confort climático, el patrimonio y la calidad de vida. </text:p>
          </table:table-cell>
          <table:table-cell table:number-columns-repeated="16375"/>
        </table:table-row>
        <table:table-row table:style-name="ro2">
          <table:table-cell office:value-type="float" office:value="2" table:style-name="ce5">
            <text:p>2</text:p>
          </table:table-cell>
          <table:table-cell office:value-type="string" table:style-name="ce7">
            <text:p>Artes Plásticas</text:p>
          </table:table-cell>
          <table:table-cell office:value-type="string" table:style-name="ce5">
            <text:p>No disponible</text:p>
          </table:table-cell>
          <table:table-cell office:value-type="float" office:value="6" table:style-name="ce5">
            <text:p>6</text:p>
          </table:table-cell>
          <table:table-cell office:value-type="string" table:style-name="ce7">
            <text:p>Maestro en Artes Plásticas</text:p>
          </table:table-cell>
          <table:table-cell office:value-type="string" table:style-name="ce7">
            <text:p>Artes</text:p>
          </table:table-cell>
          <table:table-cell office:value-type="float" office:value="9" table:style-name="ce7">
            <text:p>9</text:p>
          </table:table-cell>
          <table:table-cell office:value-type="float" office:value="1493259" table:style-name="ce8">
            <text:p>1.493.259</text:p>
          </table:table-cell>
          <table:table-cell office:value-type="string" table:style-name="ce7">
            <text:p>El egresado en Artes Plásticas está en capacidad de formular y desarrollar propuestas plásticas y culturales, haciendo énfasis en la investigación como proceso de creación y resignificación de sentido. Igualmente puede desempeñarse en el área de investigación de las ciencias humanas y participar en proyectos de gestión cultural e interdisciplinarios. Además puede desempeñarse en actividades de docencia relacionadas con el arte y en aspectos que competen a la imagen, el objeto y el espacio desde requerimientos académicos, industriales o artísticos. </text:p>
          </table:table-cell>
          <table:table-cell table:number-columns-repeated="16375"/>
        </table:table-row>
        <table:table-row table:style-name="ro2">
          <table:table-cell office:value-type="float" office:value="3" table:style-name="ce5">
            <text:p>3</text:p>
          </table:table-cell>
          <table:table-cell office:value-type="string" table:style-name="ce7">
            <text:p>Ciencia Política</text:p>
          </table:table-cell>
          <table:table-cell office:value-type="string" table:style-name="ce5">
            <text:p>No disponible</text:p>
          </table:table-cell>
          <table:table-cell office:value-type="float" office:value="6" table:style-name="ce5">
            <text:p>6</text:p>
          </table:table-cell>
          <table:table-cell office:value-type="string" table:style-name="ce7">
            <text:p>Politólogo</text:p>
          </table:table-cell>
          <table:table-cell office:value-type="string" table:style-name="ce7">
            <text:p>Ciencias sociales y humanas</text:p>
          </table:table-cell>
          <table:table-cell office:value-type="float" office:value="8" table:style-name="ce7">
            <text:p>8</text:p>
          </table:table-cell>
          <table:table-cell office:value-type="float" office:value="1464456" table:style-name="ce8">
            <text:p>1.464.456</text:p>
          </table:table-cell>
          <table:table-cell office:value-type="string" table:style-name="ce7">
            <text:p>Los egresados del programa en Ciencia Política estarán en capacidad de desempeñarse como: Funcionarios del Estado, responsables en unidades o instituciones de carácter político, público, social o diplomático para adelantar procesos de institucionalización, ordenamiento social y político, de cambio político y de inserción internacional. Politólogo y docente, orientado a la exploración y la indagación profesional de los campos relacionados con la Ciencia Política. Consultor para el análisis de riesgo de inversión, clima político, establecimiento de relaciones públicas y ejecución de proyectos.</text:p>
          </table:table-cell>
          <table:table-cell table:number-columns-repeated="16375"/>
        </table:table-row>
        <table:table-row table:style-name="ro3">
          <table:table-cell office:value-type="float" office:value="4" table:style-name="ce5">
            <text:p>4</text:p>
          </table:table-cell>
          <table:table-cell office:value-type="string" table:style-name="ce7">
            <text:p>Construcción</text:p>
          </table:table-cell>
          <table:table-cell office:value-type="string" table:style-name="ce5">
            <text:p>No disponible</text:p>
          </table:table-cell>
          <table:table-cell office:value-type="float" office:value="6" table:style-name="ce5">
            <text:p>6</text:p>
          </table:table-cell>
          <table:table-cell office:value-type="string" table:style-name="ce7">
            <text:p>Arquitecto</text:p>
          </table:table-cell>
          <table:table-cell office:value-type="string" table:style-name="ce7">
            <text:p>Ingenierías</text:p>
          </table:table-cell>
          <table:table-cell office:value-type="float" office:value="9" table:style-name="ce7">
            <text:p>9</text:p>
          </table:table-cell>
          <table:table-cell office:value-type="float" office:value="2059930" table:style-name="ce8">
            <text:p>2.059.930</text:p>
          </table:table-cell>
          <table:table-cell office:value-type="string" table:style-name="ce7">
            <text:p>Al entrar a definir el perfil profesional y ocupacional del Arquitecto Constructor se identifica una amplia gama de funciones, operaciones o tareas para las cuales se encuentra formado y que está llamado a realizar cuando se exponga al ejercicio profesional. El arquitecto constructor es un profesional facultado para ejercer el diseño de la ejecución de obras edilicias y civiles y para la dirección técnica y administrativa de su ejecución; para ejercer la Interventoría y la consultoría en proyectos y obras de edificación y desarrollar los estudios pertinentes en el orden económico y técnico; para actuar como empresario de la construcción en el sector público o privado y para ejercer la gerencia y la gestión de la construcción. </text:p>
          </table:table-cell>
          <table:table-cell table:number-columns-repeated="16375"/>
        </table:table-row>
        <table:table-row table:style-name="ro4">
          <table:table-cell office:value-type="float" office:value="5" table:style-name="ce5">
            <text:p>5</text:p>
          </table:table-cell>
          <table:table-cell office:value-type="string" table:style-name="ce7">
            <text:p>Economía</text:p>
          </table:table-cell>
          <table:table-cell office:value-type="string" table:style-name="ce5">
            <text:p>No disponible</text:p>
          </table:table-cell>
          <table:table-cell office:value-type="float" office:value="6" table:style-name="ce5">
            <text:p>6</text:p>
          </table:table-cell>
          <table:table-cell office:value-type="string" table:style-name="ce7">
            <text:p>Economista</text:p>
          </table:table-cell>
          <table:table-cell office:value-type="string" table:style-name="ce7">
            <text:p>Administrativas</text:p>
          </table:table-cell>
          <table:table-cell office:value-type="float" office:value="9" table:style-name="ce7">
            <text:p>9</text:p>
          </table:table-cell>
          <table:table-cell office:value-type="float" office:value="1972019" table:style-name="ce8">
            <text:p>1.972.019</text:p>
          </table:table-cell>
          <table:table-cell office:value-type="string" table:style-name="ce7">
            <text:p>Un profesional formado sobre una base científica, ética y humanística, con actitud crítica y capacidad propositiva para resolver problemas teóricos y prácticos propios del campo económico, entre los que pueden citarse el diseño, la planificación y la evaluación de estrategias económicas asociadas a la gestión institucional o de proyectos productivos. El campo de acción del egresado es variado, pudiendo éste desempeñarse tanto en el sector público como en el privado. Su formación le proporciona los elementos básicos para realizar, de modo preferente, tareas de diagnóstico, asesoría, consultoría y análisis económico.</text:p>
          </table:table-cell>
          <table:table-cell table:number-columns-repeated="16375"/>
        </table:table-row>
        <table:table-row table:style-name="ro3">
          <table:table-cell office:value-type="float" office:value="6" table:style-name="ce5">
            <text:p>6</text:p>
          </table:table-cell>
          <table:table-cell office:value-type="string" table:style-name="ce7">
            <text:p>Estadística</text:p>
          </table:table-cell>
          <table:table-cell office:value-type="string" table:style-name="ce5">
            <text:p>No disponible</text:p>
          </table:table-cell>
          <table:table-cell office:value-type="float" office:value="6" table:style-name="ce5">
            <text:p>6</text:p>
          </table:table-cell>
          <table:table-cell office:value-type="string" table:style-name="ce7">
            <text:p>Estadístico</text:p>
          </table:table-cell>
          <table:table-cell office:value-type="string" table:style-name="ce7">
            <text:p>Ciencias naturales y matemáticas</text:p>
          </table:table-cell>
          <table:table-cell office:value-type="float" office:value="9" table:style-name="ce7">
            <text:p>9</text:p>
          </table:table-cell>
          <table:table-cell office:value-type="float" office:value="2004756" table:style-name="ce8">
            <text:p>2.004.756</text:p>
          </table:table-cell>
          <table:table-cell office:value-type="string" table:style-name="ce7">
            <text:p>El egresado de la Carrera de Estadística debe caracterizarse por tener: Capacidad para liderar e integrarse al trabajo interdisciplinario en áreas como ingeniería, ciencias de la salud, agropecuarias, económicas y sociales. Capacidad para desarrollar labores de asesoría y consultoría estadística. Capacidad para abordar la discusión y creación de nuevos métodos estadísticos y nuevas aplicaciones. Con dichas características este profesional podrá desempeñarse como coordinador e impulsador de las tareas antes señaladas en empresas industriales, comerciales y de servicios y en instituciones estatales encargadas de desarrollar procesos científicos, tecnológicos o sociales. También podrá desempeñarse como asesor o consultor independiente.</text:p>
          </table:table-cell>
          <table:table-cell table:number-columns-repeated="16375"/>
        </table:table-row>
        <table:table-row table:style-name="ro5">
          <table:table-cell office:value-type="float" office:value="7" table:style-name="ce5">
            <text:p>7</text:p>
          </table:table-cell>
          <table:table-cell office:value-type="string" table:style-name="ce7">
            <text:p>Historia</text:p>
          </table:table-cell>
          <table:table-cell office:value-type="string" table:style-name="ce5">
            <text:p>No disponible</text:p>
          </table:table-cell>
          <table:table-cell office:value-type="float" office:value="6" table:style-name="ce5">
            <text:p>6</text:p>
          </table:table-cell>
          <table:table-cell office:value-type="string" table:style-name="ce7">
            <text:p>Historiador</text:p>
          </table:table-cell>
          <table:table-cell office:value-type="string" table:style-name="ce7">
            <text:p>Ciencias sociales y humanas</text:p>
          </table:table-cell>
          <table:table-cell office:value-type="float" office:value="8" table:style-name="ce7">
            <text:p>8</text:p>
          </table:table-cell>
          <table:table-cell office:value-type="float" office:value="1339235" table:style-name="ce8">
            <text:p>1.339.235</text:p>
          </table:table-cell>
          <table:table-cell office:value-type="string" table:style-name="ce7">
            <text:p>Ejercer el oficio de Historiador. Establecer en su trabajo relaciones con otras disciplinas del campo de las ciencias sociales y humanas. Emprender estudios de postgrado en el campo de la Historia y de otras ciencias sociales y humanas. Proyectar sus conocimientos hacia el mejoramiento de la calidad educativa en el campo de las ciencias sociales en todos los niveles de la educación. Participar en investigaciones en el campo de los estudios históricos. Participar en proyectos de recuperación y preservación del patrimonio cultural y de las memorias culturales de distintas comunidades y localidades. Participar en grupos interdisciplinarios de investigación sobre temas históricos y problemas vinculados con otras disciplinas. Participar en la elaboración de textos de enseñanza y divulgación histórico-cultural. Ejercitar como historiador la docencia en el área de las ciencias humanas y sociales en la educación básica, media y superior. Dirigir, organizar, coordinar, asesorar y catalogar archivos históricos e institucionales. Asesorar y acompañar a comunidades en la construcción de sus memorias culturales y sus historias locales. Elaborar textos y materiales de enseñanza y de divulgación histórico-cultural. </text:p>
          </table:table-cell>
          <table:table-cell table:number-columns-repeated="16375"/>
        </table:table-row>
        <table:table-row table:style-name="ro4">
          <table:table-cell office:value-type="float" office:value="8" table:style-name="ce5">
            <text:p>8</text:p>
          </table:table-cell>
          <table:table-cell office:value-type="string" table:style-name="ce7">
            <text:p>Ingeniería Administrativ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Administrador</text:p>
          </table:table-cell>
          <table:table-cell office:value-type="string" table:style-name="ce7">
            <text:p>Ingenierías</text:p>
          </table:table-cell>
          <table:table-cell office:value-type="float" office:value="10" table:style-name="ce7">
            <text:p>10</text:p>
          </table:table-cell>
          <table:table-cell office:value-type="float" office:value="2312014" table:style-name="ce8">
            <text:p>2.312.014</text:p>
          </table:table-cell>
          <table:table-cell office:value-type="string" table:style-name="ce7">
            <text:p>El Ingeniero Administrador de la Universidad Nacional es un profesional formado bajo el lema “Trabajo y rectitud”, con sólida formación científica, que le permite desempeñarse profesionalmente en organizaciones públicas y privadas, y en los sectores económicos de producción y servicios para: Dirigir, planear, controlar y evaluar proyectos, administrando los recursos humanos, físicos y financieros, tomando decisiones eficientes y oportunas. Administrar, coordinar y analizar las áreas: financiera, de mercadeo, de recursos humanos, de sistemas, económica y de producción.Usar habilidades matemáticas y analíticas que les permitan un mejor desempeño en su campo profesional.</text:p>
          </table:table-cell>
          <table:table-cell table:number-columns-repeated="16375"/>
        </table:table-row>
        <table:table-row table:style-name="ro6">
          <table:table-cell office:value-type="float" office:value="9" table:style-name="ce5">
            <text:p>9</text:p>
          </table:table-cell>
          <table:table-cell office:value-type="string" table:style-name="ce7">
            <text:p>Ingeniería Agrícol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text:s/>Agricola</text:p>
          </table:table-cell>
          <table:table-cell office:value-type="string" table:style-name="ce7">
            <text:p>Ingenierías</text:p>
          </table:table-cell>
          <table:table-cell office:value-type="float" office:value="10" table:style-name="ce7">
            <text:p>10</text:p>
          </table:table-cell>
          <table:table-cell office:value-type="float" office:value="1645297" table:style-name="ce8">
            <text:p>1.645.297</text:p>
          </table:table-cell>
          <table:table-cell office:value-type="string" table:style-name="ce7">
            <text:p>Un titulado, en Ingeniería Agrícola debe ser capaz de conocer, desarrollar, aplicar la Ciencia y Tecnología en los ámbitos de las explotaciones agrícolas y ganaderas, tanto extensivas como intensivas, la industria agroalimentaria, el desarrollo de maquinaria, motores y tecnología agrícola, la jardinería y el paisajismo, procurando las mejores condiciones sociales, económicas, ecológicas y de respeto al Medio Ambiente. </text:p>
          </table:table-cell>
          <table:table-cell table:number-columns-repeated="16375"/>
        </table:table-row>
        <table:table-row table:style-name="ro2">
          <table:table-cell office:value-type="float" office:value="10" table:style-name="ce5">
            <text:p>10</text:p>
          </table:table-cell>
          <table:table-cell office:value-type="string" table:style-name="ce7">
            <text:p>Ingeniería Agronómic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Agrónomo</text:p>
          </table:table-cell>
          <table:table-cell office:value-type="string" table:style-name="ce7">
            <text:p>Ingenierías</text:p>
          </table:table-cell>
          <table:table-cell office:value-type="float" office:value="10" table:style-name="ce7">
            <text:p>10</text:p>
          </table:table-cell>
          <table:table-cell office:value-type="float" office:value="2205056" table:style-name="ce8">
            <text:p>2.205.056</text:p>
          </table:table-cell>
          <table:table-cell office:value-type="string" table:style-name="ce7">
            <text:p>La Carrera de Ingeniería Agronómica se propone cumplir con el mandato de formar profesionales agropecuarios de nivel superior y especialistas en conocimientos capaces de enfrentar con pertinencia los problemas de la sociedad, prestando servicios eficientes y efectivos, orientados a resolver con criterios técnicos y científicos la planificación del sector agropecuario ecuatoriano con políticas claras que procuren una producción sana, abundante y suficiente para competir con ventaja en el mercado globalizado del mundo.</text:p>
          </table:table-cell>
          <table:table-cell table:number-columns-repeated="16375"/>
        </table:table-row>
        <table:table-row table:style-name="ro7">
          <table:table-cell office:value-type="float" office:value="11" table:style-name="ce5">
            <text:p>11</text:p>
          </table:table-cell>
          <table:table-cell office:value-type="string" table:style-name="ce7">
            <text:p>Ingeniería Ambiental</text:p>
          </table:table-cell>
          <table:table-cell office:value-type="string" table:style-name="ce5">
            <text:p>No disponible</text:p>
          </table:table-cell>
          <table:table-cell office:value-type="float" office:value="6" table:style-name="ce5">
            <text:p>6</text:p>
          </table:table-cell>
          <table:table-cell office:value-type="string" table:style-name="ce7">
            <text:p>Ingeniero <text:s/>Ambiental</text:p>
          </table:table-cell>
          <table:table-cell office:value-type="string" table:style-name="ce7">
            <text:p>Ingenierías</text:p>
          </table:table-cell>
          <table:table-cell office:value-type="float" office:value="10" table:style-name="ce7">
            <text:p>10</text:p>
          </table:table-cell>
          <table:table-cell table:style-name="ce9"/>
          <table:table-cell office:value-type="string" table:style-name="ce7">
            <text:p>Los egresados del programa de Ingeniería Ambiental son profesionales con un alto sentido ético y social, visión amplia, idóneos en lo técnico, solventes desde el punto de vista conceptual y con gran capacidad de interacción transdisciplinaria, con formación básica en ciencias y herramientas modernas de análisis y diseño, con capacidad de desempeñarse profesional y científicamente en empresas privadas, empresas de consultoría, entidades del Gobierno, Ministerios, Corporaciones Regionales, Oficinas de Planeación Departamentales y Municipales, Universidades y centros de investigación públicos y privados, organizaciones no gubernamentales, Acciones Comunales, entidades sin ánimo de lucro, etc. Además, algunos de los egresados continuarán con estudios de posgrado (Maestría y Doctorados), abordando temas ambientales.</text:p>
          </table:table-cell>
          <table:table-cell table:number-columns-repeated="16375"/>
        </table:table-row>
        <table:table-row table:style-name="ro6">
          <table:table-cell office:value-type="float" office:value="12" table:style-name="ce5">
            <text:p>12</text:p>
          </table:table-cell>
          <table:table-cell office:value-type="string" table:style-name="ce7">
            <text:p>Ingeniería Biológic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Biológico</text:p>
          </table:table-cell>
          <table:table-cell office:value-type="string" table:style-name="ce7">
            <text:p>Ingenierías</text:p>
          </table:table-cell>
          <table:table-cell office:value-type="float" office:value="10" table:style-name="ce7">
            <text:p>10</text:p>
          </table:table-cell>
          <table:table-cell office:value-type="float" office:value="1674546" table:style-name="ce8">
            <text:p>1.674.546</text:p>
          </table:table-cell>
          <table:table-cell office:value-type="string" table:style-name="ce7">
            <text:p>El Ingeniero Biológico tendrá una base académica sólida en ciencias básicas y de la Ingeniería. Estará en capacidad de participar en procesos biológicos a diferentes escalas, en las áreas ambiental, alimentos, biología molecular, biocombustibles, cosmética, farmacología y genética; así como trabajar en equipos inter y transdisciplinarios con criterios de competitividad, responsabilidad social y sostenibilidad ambiental.</text:p>
          </table:table-cell>
          <table:table-cell table:number-columns-repeated="16375"/>
        </table:table-row>
        <table:table-row table:style-name="ro2">
          <table:table-cell office:value-type="float" office:value="13" table:style-name="ce5">
            <text:p>13</text:p>
          </table:table-cell>
          <table:table-cell office:value-type="string" table:style-name="ce7">
            <text:p>Ingeniería Civil</text:p>
          </table:table-cell>
          <table:table-cell office:value-type="string" table:style-name="ce5">
            <text:p>No disponible</text:p>
          </table:table-cell>
          <table:table-cell office:value-type="float" office:value="6" table:style-name="ce5">
            <text:p>6</text:p>
          </table:table-cell>
          <table:table-cell office:value-type="string" table:style-name="ce7">
            <text:p>Ingeniero Civil</text:p>
          </table:table-cell>
          <table:table-cell office:value-type="string" table:style-name="ce7">
            <text:p>Ingenierías</text:p>
          </table:table-cell>
          <table:table-cell office:value-type="float" office:value="10" table:style-name="ce7">
            <text:p>10</text:p>
          </table:table-cell>
          <table:table-cell office:value-type="float" office:value="2286803" table:style-name="ce8">
            <text:p>2.286.803</text:p>
          </table:table-cell>
          <table:table-cell office:value-type="string" table:style-name="ce7">
            <text:p>El Ingeniero Civil de la Facultad de Minas tiene una formación integral, con los conocimientos y destrezas básicos en cada una de las áreas de la Ingeniería Civil; debe ser capaz de desarrollar su potencial individual para ser competitivo en el ámbito regional, nacional e internacional. Es innovador, abierto a las nuevas tecnologías y generador de empresas. es un profesional formado bajo el lema de la Facultad de Minas: “Trabajo y Rectitud”, con sólida formación científica, con conocimientos propios de las áreas de <text:s/>Hidráulica, Estructuras, Geotecnia y de Vías y Transporte.</text:p>
          </table:table-cell>
          <table:table-cell table:number-columns-repeated="16375"/>
        </table:table-row>
        <table:table-row table:style-name="ro8">
          <table:table-cell office:value-type="float" office:value="14" table:style-name="ce5">
            <text:p>14</text:p>
          </table:table-cell>
          <table:table-cell office:value-type="string" table:style-name="ce7">
            <text:p>Ingeniería de Control</text:p>
          </table:table-cell>
          <table:table-cell office:value-type="string" table:style-name="ce5">
            <text:p>No disponible</text:p>
          </table:table-cell>
          <table:table-cell office:value-type="float" office:value="6" table:style-name="ce5">
            <text:p>6</text:p>
          </table:table-cell>
          <table:table-cell office:value-type="string" table:style-name="ce7">
            <text:p>Ingeniero de Control</text:p>
          </table:table-cell>
          <table:table-cell office:value-type="string" table:style-name="ce7">
            <text:p>Ingenierías</text:p>
          </table:table-cell>
          <table:table-cell office:value-type="float" office:value="10" table:style-name="ce7">
            <text:p>10</text:p>
          </table:table-cell>
          <table:table-cell office:value-type="float" office:value="2488503" table:style-name="ce8">
            <text:p>2.488.503</text:p>
          </table:table-cell>
          <table:table-cell office:value-type="string" table:style-name="ce7">
            <text:p>El Ingeniero de Control de la Universidad de Nacional de Colombia, es un profesional formado bajo el lema de la Facultad de Minas: “Trabajo y Rectitud”, con sólida formación científica, con conocimientos en las siguientes áreas: Modelamiento e identificación de Sistemas Dinámicos, control y Automatización Industrial, Instrumentación y Telecomunicaciones, Proyectos de Ingeniería de Control y Redes Teleinformáticas.</text:p>
          </table:table-cell>
          <table:table-cell table:number-columns-repeated="16375"/>
        </table:table-row>
        <table:table-row table:style-name="ro8">
          <table:table-cell office:value-type="float" office:value="15" table:style-name="ce5">
            <text:p>15</text:p>
          </table:table-cell>
          <table:table-cell office:value-type="string" table:style-name="ce7">
            <text:p>Ingeniería de Minas y Metalurgi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de Minas y Metalurgia</text:p>
          </table:table-cell>
          <table:table-cell office:value-type="string" table:style-name="ce7">
            <text:p>Ingenierías</text:p>
          </table:table-cell>
          <table:table-cell office:value-type="float" office:value="10" table:style-name="ce7">
            <text:p>10</text:p>
          </table:table-cell>
          <table:table-cell office:value-type="float" office:value="4045612" table:style-name="ce8">
            <text:p>4.045.612</text:p>
          </table:table-cell>
          <table:table-cell office:value-type="string" table:style-name="ce7">
            <text:p>El Ingeniero de Minas y Metalurgia de la Universidad de Nacional <text:s/>puede desempeñarse en la industria minero-metalúrgica, en aspectos técnicos propios de cada tipo de industria, que implican la solución de problemas operativos, lo cual conduce a un incremento de productividad y del valor agregado. El sector público, en la gestión, asesoría y funciones propias de la administración pública en el sector minero-metalúrgico.</text:p>
          </table:table-cell>
          <table:table-cell table:number-columns-repeated="16375"/>
        </table:table-row>
        <table:table-row table:style-name="ro8">
          <table:table-cell office:value-type="float" office:value="16" table:style-name="ce5">
            <text:p>16</text:p>
          </table:table-cell>
          <table:table-cell office:value-type="string" table:style-name="ce7">
            <text:p>Ingeniería de Petróleos</text:p>
          </table:table-cell>
          <table:table-cell office:value-type="string" table:style-name="ce5">
            <text:p>No disponible</text:p>
          </table:table-cell>
          <table:table-cell office:value-type="float" office:value="6" table:style-name="ce5">
            <text:p>6</text:p>
          </table:table-cell>
          <table:table-cell office:value-type="string" table:style-name="ce7">
            <text:p>Ingeniero de Petróleos</text:p>
          </table:table-cell>
          <table:table-cell office:value-type="string" table:style-name="ce7">
            <text:p>Ingenierías</text:p>
          </table:table-cell>
          <table:table-cell office:value-type="float" office:value="10" table:style-name="ce7">
            <text:p>10</text:p>
          </table:table-cell>
          <table:table-cell office:value-type="float" office:value="5448223" table:style-name="ce8">
            <text:p>5.448.223</text:p>
          </table:table-cell>
          <table:table-cell office:value-type="string" table:style-name="ce7">
            <text:p>El Ingeniero de petróleos de la Universidad de Nacional de Colombia – Sede Medellín, es un profesional formado bajo el lema de la Facultad de Minas: “Trabajo y Rectitud”, con sólida formación científica, con conocimientos propios de las áreas de ciencias básicas y de computación, ingeniería básica, ciencias sociales, de administración y de medio ambiente, ciencias de la tierra y de exploración, caracterización y explotación de yacimientos de hidrocarburos.</text:p>
          </table:table-cell>
          <table:table-cell table:number-columns-repeated="16375" table:style-name="ce1"/>
        </table:table-row>
        <table:table-row table:style-name="ro3">
          <table:table-cell office:value-type="float" office:value="17" table:style-name="ce5">
            <text:p>17</text:p>
          </table:table-cell>
          <table:table-cell office:value-type="string" table:style-name="ce7">
            <text:p>Ingeniería de Sistemas e Informátic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de Sistema e Informática</text:p>
          </table:table-cell>
          <table:table-cell office:value-type="string" table:style-name="ce7">
            <text:p>Ingenierías</text:p>
          </table:table-cell>
          <table:table-cell office:value-type="float" office:value="10" table:style-name="ce7">
            <text:p>10</text:p>
          </table:table-cell>
          <table:table-cell office:value-type="float" office:value="2409092" table:style-name="ce8">
            <text:p>2.409.092</text:p>
          </table:table-cell>
          <table:table-cell office:value-type="string" table:style-name="ce7">
            <text:p>El Ingeniero de Sistemas e Informática de la Universidad de Nacional es un profesional formado bajo el lema de la Facultad de Minas: “Trabajo y Rectitud”, con sólida formación científica, con conocimientos propios de las áreas de ingeniería de software, inteligencia artificial, telecomunicaciones, investigación de operaciones y bases de datos. Preparado para hacer parte de grupos interdisciplinarios de investigación en los que pueda modelar y resolver problemas complejos en diferentes áreas del conocimiento. Actuar en calidad de analista, director o gerente dentro del área de información y sistemas de organizaciones del sector público y privado. Generar o hacer parte de empresas que prestan servicios de asesoría y consultoría en el área de sistemas e informática.</text:p>
          </table:table-cell>
          <table:table-cell table:number-columns-repeated="16375" table:style-name="ce1"/>
        </table:table-row>
        <table:table-row table:style-name="ro6">
          <table:table-cell office:value-type="float" office:value="18" table:style-name="ce5">
            <text:p>18</text:p>
          </table:table-cell>
          <table:table-cell office:value-type="string" table:style-name="ce7">
            <text:p>Ingeniería Eléctrica</text:p>
          </table:table-cell>
          <table:table-cell office:value-type="string" table:style-name="ce5">
            <text:p>No disponible</text:p>
          </table:table-cell>
          <table:table-cell office:value-type="float" office:value="6" table:style-name="ce5">
            <text:p>6</text:p>
          </table:table-cell>
          <table:table-cell office:value-type="string" table:style-name="ce7">
            <text:p>ngeniero Elétricista</text:p>
          </table:table-cell>
          <table:table-cell office:value-type="string" table:style-name="ce7">
            <text:p>Ingenierías</text:p>
          </table:table-cell>
          <table:table-cell office:value-type="float" office:value="10" table:style-name="ce7">
            <text:p>10</text:p>
          </table:table-cell>
          <table:table-cell office:value-type="float" office:value="2483036" table:style-name="ce8">
            <text:p>2.483.036</text:p>
          </table:table-cell>
          <table:table-cell office:value-type="string" table:style-name="ce7">
            <text:p>El Ingeniero Electricista de la Universidad de Nacional de Colombia es un profesional <text:s/>con sólida formación científica, con  conocimientos y capacidades en las siguiente áreas: Producción de Energía Eléctrica, transporte de Energía Eléctrica, Análisis de Sistemas Eléctricos; Control, protección y medición de Sistemas Eléctricos y Consumo y comercialización de Energía Eléctrica.</text:p>
          </table:table-cell>
          <table:table-cell table:number-columns-repeated="2" table:style-name="ce3"/>
          <table:table-cell table:number-columns-repeated="16373"/>
        </table:table-row>
        <table:table-row table:style-name="ro3">
          <table:table-cell office:value-type="float" office:value="19" table:style-name="ce5">
            <text:p>19</text:p>
          </table:table-cell>
          <table:table-cell office:value-type="string" table:style-name="ce7">
            <text:p>Ingeniería Físic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Físico </text:p>
          </table:table-cell>
          <table:table-cell office:value-type="string" table:style-name="ce7">
            <text:p>Ingenierías</text:p>
          </table:table-cell>
          <table:table-cell office:value-type="float" office:value="10" table:style-name="ce7">
            <text:p>10</text:p>
          </table:table-cell>
          <table:table-cell office:value-type="float" office:value="2322551" table:style-name="ce8">
            <text:p>2.322.551</text:p>
          </table:table-cell>
          <table:table-cell office:value-type="string" table:style-name="ce7">
            <text:p>El Ingeniero Físico de la Universidad Nacional debe caracterizarse por tener la capacidad para participar en el trabajo interdiscilplinario e investigativo en la industria. Una sólida formación en Ciencias Básicas que le permita operar adecuadamente modelos teóricos y herramientas matemáticas en Física, Química y Biología. Una sólida formación experimental que lo capacite para operar adecuadamente técnicas en metrología e instrumentación, y para el análisis y desarrollo de sistemas físicos, físico-químicos y biofísicos. La habilidad para identificar, diagnosticar y planear eficientemente la solución a problemas en investigación y desarrollo empleando las herramientas que le son propias (Optica, Fotónica, Optoelectrónica, Nuevos Materiales, Biofísica, Física Radiológica e Instrumentación Científica).</text:p>
          </table:table-cell>
          <table:table-cell table:number-columns-repeated="16375" table:style-name="ce1"/>
        </table:table-row>
        <table:table-row table:style-name="ro9">
          <table:table-cell office:value-type="float" office:value="20" table:style-name="ce5">
            <text:p>20</text:p>
          </table:table-cell>
          <table:table-cell office:value-type="string" table:style-name="ce7">
            <text:p>Ingeniería Forestal</text:p>
          </table:table-cell>
          <table:table-cell office:value-type="string" table:style-name="ce5">
            <text:p>No disponible</text:p>
          </table:table-cell>
          <table:table-cell office:value-type="float" office:value="6" table:style-name="ce5">
            <text:p>6</text:p>
          </table:table-cell>
          <table:table-cell office:value-type="string" table:style-name="ce7">
            <text:p>Ingeniero Forestal</text:p>
          </table:table-cell>
          <table:table-cell office:value-type="string" table:style-name="ce7">
            <text:p>Ingenierías</text:p>
          </table:table-cell>
          <table:table-cell office:value-type="float" office:value="10" table:style-name="ce7">
            <text:p>10</text:p>
          </table:table-cell>
          <table:table-cell office:value-type="float" office:value="2196990" table:style-name="ce10">
            <text:p>2.196.990</text:p>
          </table:table-cell>
          <table:table-cell office:value-type="string" table:style-name="ce7">
            <text:p>La profesión se fue perfilando hacia el desarrollo y optimización del ámbito forestal: silvicultura, aprovechamiento, elaboración y transformación de productos forestales, infraestructuras específicas, etc.</text:p>
          </table:table-cell>
          <table:table-cell table:number-columns-repeated="16375" table:style-name="ce1"/>
        </table:table-row>
        <table:table-row table:style-name="ro3">
          <table:table-cell office:value-type="float" office:value="21" table:style-name="ce5">
            <text:p>21</text:p>
          </table:table-cell>
          <table:table-cell office:value-type="string" table:style-name="ce7">
            <text:p>Ingeniería Geológica</text:p>
          </table:table-cell>
          <table:table-cell office:value-type="string" table:style-name="ce5">
            <text:p>No disponible</text:p>
          </table:table-cell>
          <table:table-cell office:value-type="float" office:value="6" table:style-name="ce5">
            <text:p>6</text:p>
          </table:table-cell>
          <table:table-cell office:value-type="string" table:style-name="ce7">
            <text:p> Ingeniero Geólogo </text:p>
          </table:table-cell>
          <table:table-cell office:value-type="string" table:style-name="ce7">
            <text:p>Ingenierías</text:p>
          </table:table-cell>
          <table:table-cell office:value-type="float" office:value="10" table:style-name="ce7">
            <text:p>10</text:p>
          </table:table-cell>
          <table:table-cell office:value-type="float" office:value="4253147" table:style-name="ce8">
            <text:p>4.253.147</text:p>
          </table:table-cell>
          <table:table-cell office:value-type="string" table:style-name="ce7">
            <text:p>El Ingeniero Geólogo de la Universidad de Nacional tiene la capacidad de: Explorar, prospectar, caracterizar y evaluar yacimientos minerales. Además de lo anterior, puede participar en la explotación y gestión técnica, económica y ambientalmente las aguas subterráneas y el petróleo. Evaluar las características geológico – mecánicas, económicas y ambientales necesarias para adelantar estudios de factibilidad diseño, construcción y gestión de los diferentes proyectos mineros, petroleros, civiles y ambientales. Identificar, evaluar y gestionar los procesos geológicos, geomorfológicos, geofísicos, geoquímicos y geotécnicos relacionados con la contaminación, agotamiento o destrucción de los recursos naturales renovables y no renovables.</text:p>
          </table:table-cell>
          <table:table-cell table:number-columns-repeated="16375" table:style-name="ce1"/>
        </table:table-row>
        <table:table-row table:style-name="ro2">
          <table:table-cell office:value-type="float" office:value="22" table:style-name="ce5">
            <text:p>22</text:p>
          </table:table-cell>
          <table:table-cell office:value-type="string" table:style-name="ce7">
            <text:p>Ingeniería Industrial</text:p>
          </table:table-cell>
          <table:table-cell office:value-type="string" table:style-name="ce5">
            <text:p>No disponible</text:p>
          </table:table-cell>
          <table:table-cell office:value-type="float" office:value="6" table:style-name="ce5">
            <text:p>6</text:p>
          </table:table-cell>
          <table:table-cell office:value-type="string" table:style-name="ce7">
            <text:p>Ingeniero Industrial</text:p>
          </table:table-cell>
          <table:table-cell office:value-type="string" table:style-name="ce7">
            <text:p>Ingenierías</text:p>
          </table:table-cell>
          <table:table-cell office:value-type="float" office:value="10" table:style-name="ce7">
            <text:p>10</text:p>
          </table:table-cell>
          <table:table-cell office:value-type="float" office:value="2116434" table:style-name="ce8">
            <text:p>2.116.434</text:p>
          </table:table-cell>
          <table:table-cell office:value-type="string" table:style-name="ce7">
            <text:p>El Ingeniero Industrial de la Facultad de Minas se debe desenvolver simultáneamente en cuatro grandes áreas: Sistemas de producción, Sistemas de información, Administración del talento humano y Análisis y evaluación integral de proyectos. Estas áreas sintetizan las competencias profesionales y de formación básicas del programa de Ingeniería Industrial. La flexibilidad curricular permite que los estudiantes profundicen en temas específicos, como Ingeniería de software, Estadística, Economía, Finanzas, Producción, Investigación de operaciones y Mercado de valores.</text:p>
          </table:table-cell>
          <table:table-cell table:number-columns-repeated="16375" table:style-name="ce1"/>
        </table:table-row>
        <table:table-row table:style-name="ro4">
          <table:table-cell office:value-type="float" office:value="23" table:style-name="ce5">
            <text:p>23</text:p>
          </table:table-cell>
          <table:table-cell office:value-type="string" table:style-name="ce7">
            <text:p>Ingeniería Mecánic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Mecanico</text:p>
          </table:table-cell>
          <table:table-cell office:value-type="string" table:style-name="ce7">
            <text:p>Ingenierías</text:p>
          </table:table-cell>
          <table:table-cell office:value-type="float" office:value="10" table:style-name="ce7">
            <text:p>10</text:p>
          </table:table-cell>
          <table:table-cell office:value-type="float" office:value="2418581" table:style-name="ce8">
            <text:p>2.418.581</text:p>
          </table:table-cell>
          <table:table-cell office:value-type="string" table:style-name="ce7">
            <text:p>El Ingeniero Mecánico de la Universidad de Nacional de Colombia – Sede Medellín, es un profesional formado bajo el lema de la Facultad de Minas: “TRABAJO Y RECTITUD”, con sólida formación científica y tecnológica, con conocimientos propios de las áreas de: Mecánica y Diseño; Máquinas y Sistemas Termofluídicos; Instrumentación y Control; Materiales y Procesos de Manufactura. Es un profesional creativo, crítico, con espíritu de investigador, con responsabilidad social, comprometido con el mejoramiento de la calidad de vida y del ambiente, formado bajo una estructura flexible y de motivación al autoaprendizaje, lo que le permite adaptarse al entorno en permanente cambio.</text:p>
          </table:table-cell>
          <table:table-cell table:number-columns-repeated="16375" table:style-name="ce1"/>
        </table:table-row>
        <table:table-row table:style-name="ro10">
          <table:table-cell office:value-type="float" office:value="24" table:style-name="ce5">
            <text:p>24</text:p>
          </table:table-cell>
          <table:table-cell office:value-type="string" table:style-name="ce7">
            <text:p>Ingeniería Química</text:p>
          </table:table-cell>
          <table:table-cell office:value-type="string" table:style-name="ce5">
            <text:p>No disponible</text:p>
          </table:table-cell>
          <table:table-cell office:value-type="float" office:value="6" table:style-name="ce5">
            <text:p>6</text:p>
          </table:table-cell>
          <table:table-cell office:value-type="string" table:style-name="ce7">
            <text:p>Ingeniero Químico</text:p>
          </table:table-cell>
          <table:table-cell office:value-type="string" table:style-name="ce7">
            <text:p>Ingenierías</text:p>
          </table:table-cell>
          <table:table-cell office:value-type="float" office:value="10" table:style-name="ce7">
            <text:p>10</text:p>
          </table:table-cell>
          <table:table-cell office:value-type="float" office:value="2329515" table:style-name="ce8">
            <text:p>2.329.515</text:p>
          </table:table-cell>
          <table:table-cell office:value-type="string" table:style-name="ce7">
            <text:p>El Ingeniero Químico de la Universidad Nacional <text:s/>es una persona comprometida con el país, quien posee un enfoque integral en las ciencias y técnicas de la ingeniería, aplicando los conceptos termodinámicos a los distintos procesos y la visión de los balances de materia y energía a los mismos; de igual manera hace uso de las herramientas numéricas, algorítmicas, computacionales y estadísticas para el tratamiento analítico de datos y el manejo de esquemas y representaciones, así como también los modela de acuerdo con los modelos que representan los fenómenos de transporte y transferencia, siempre con una referencia constante a las necesidades de su entorno social, tanto a las ambientales como a las económicas. Esta formación integral le permite fabricar o estudiar productos elaborados o semielaborados definidos, conocer los principios, factores y reglas por tener en cuenta para el diseño de reactores químicos, plantas, procesos o productos, y el diseño de reactores, ingeniería y evaluación de proyectos, conscientes de una actualización permanente, todo con el fin de generar los cambios necesarios requeridos por la sociedad local manteniendo una visión global, siempre al servicio de su comunidad y del país, con el respectivo cuidado medioambiental.</text:p>
          </table:table-cell>
          <table:table-cell table:number-columns-repeated="16375" table:style-name="ce1"/>
        </table:table-row>
        <table:table-row table:style-name="ro4">
          <table:table-cell office:value-type="float" office:value="25" table:style-name="ce5">
            <text:p>25</text:p>
          </table:table-cell>
          <table:table-cell office:value-type="string" table:style-name="ce7">
            <text:p>Matemáticas</text:p>
          </table:table-cell>
          <table:table-cell office:value-type="string" table:style-name="ce5">
            <text:p>No disponible</text:p>
          </table:table-cell>
          <table:table-cell office:value-type="float" office:value="6" table:style-name="ce5">
            <text:p>6</text:p>
          </table:table-cell>
          <table:table-cell office:value-type="string" table:style-name="ce7">
            <text:p>Matemático</text:p>
          </table:table-cell>
          <table:table-cell office:value-type="string" table:style-name="ce7">
            <text:p>Ciencias naturales y matemáticas</text:p>
          </table:table-cell>
          <table:table-cell office:value-type="float" office:value="9" table:style-name="ce7">
            <text:p>9</text:p>
          </table:table-cell>
          <table:table-cell office:value-type="float" office:value="1381247" table:style-name="ce8">
            <text:p>1.381.247</text:p>
          </table:table-cell>
          <table:table-cell office:value-type="string" table:style-name="ce7">
            <text:p>Un egresado del programa de Matemáticas ha adquirido competencias que le permiten: Construir modelos matemáticos de diversa complejidad. Asesorar procesos de investigación en áreas de ingeniería y aplicaciones. Desarrollar labores de consultoría o docencia para ayudar en el proceso de formación en ciencias básicas. Liderar e integrarse al trabajo interdisciplinario en áreas como Ingeniería, Ciencias Básicas, Actividades relacionadas con la docencia. Desarrollar labores  de asesoría y consultoría en áreas relacionadas con aplicaciones y modelamiento matemático. Continuar estudios de posgrado relacionados con áreas de Ciencias Exactas o Ingeniería y Aplicaciones.</text:p>
          </table:table-cell>
          <table:table-cell table:number-columns-repeated="16375" table:style-name="ce1"/>
        </table:table-row>
        <table:table-row table:style-name="ro4">
          <table:table-cell office:value-type="float" office:value="26" table:style-name="ce5">
            <text:p>26</text:p>
          </table:table-cell>
          <table:table-cell office:value-type="string" table:style-name="ce7">
            <text:p>Zootecnia</text:p>
          </table:table-cell>
          <table:table-cell office:value-type="string" table:style-name="ce5">
            <text:p>No disponible</text:p>
          </table:table-cell>
          <table:table-cell office:value-type="float" office:value="6" table:style-name="ce5">
            <text:p>6</text:p>
          </table:table-cell>
          <table:table-cell office:value-type="string" table:style-name="ce7">
            <text:p>Zootecnista</text:p>
          </table:table-cell>
          <table:table-cell office:value-type="string" table:style-name="ce7">
            <text:p>Ciencias ambientales</text:p>
          </table:table-cell>
          <table:table-cell office:value-type="float" office:value="10" table:style-name="ce7">
            <text:p>10</text:p>
          </table:table-cell>
          <table:table-cell office:value-type="float" office:value="1649866" table:style-name="ce8">
            <text:p>1.649.866</text:p>
          </table:table-cell>
          <table:table-cell office:value-type="string" table:style-name="ce7">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 Se ocupa del estudio de la producción de animales, así como de sus derivados (carne, huevo, leche, piel, etc.), teniendo en cuenta el bienestar animal; fijándose como objetivo la obtención del óptimo rendimiento de las explotaciones pecuarias existentes.</text:p>
          </table:table-cell>
          <table:table-cell table:number-columns-repeated="16375" table:style-name="ce1"/>
        </table:table-row>
        <table:table-row table:number-rows-repeated="1048549"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aura  Vargas</meta:initial-creator>
    <dc:creator>Daniel Velásquez</dc:creator>
    <meta:creation-date>2014-11-23T20:19:43Z</meta:creation-date>
    <dc:date>2014-11-24T21:55:41Z</dc:date>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